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10.04.2017</text:date>, <text:time>18:43: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0T18:43:19.62</dc:date>
    <meta:editing-duration>P134DT15H11M41S</meta:editing-duration>
    <meta:editing-cycles>342</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Select Case fName
		Case "assertEqual":
			testLevel = testLevel + 1
		 	fResult = assertEqual(args(k), args(k+1))
		Case "assertThrows"
			If n = 2 Then
				testLevel = testLevel + 1
				fResult = assertThrows(args(k), args(k+1))
			ElseIf n = 3 Then
				testLevel = testLevel + 1
				fResult = assertThrows(args(k), args(k+1), args(k+2))
			Else
				croak("assertThrows: expected Array of 2 or 3 args but got" &amp; chr(13) &amp; toString(args))
				' ATTENTION: inc testLevel *only AFTER* this croak
				testLevel = testLevel + 1
			End If
		Case "i_will_throw0":
			testLevel = testLevel + 1
			fResult = i_will_throw0()
		Case Else
			Dim argsList As Object
			argsList = toList(args)
			If isNil(argsList) Then
				croak("assertThrows: don't know how to apply zero args - fn:" &amp; chr(13) &amp; toString(fName))
				' ATTENTION: inc testLevel *only AFTER* this croak
				testLevel = testLevel + 1
			Else 
				testLevel = testLevel + 1
				fResult = applyToList(fName, argsList)
			End If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Function id(Optional x As Variant)
	Static oFn As Object : If isNull(oFn) Then : Set oFn = lookupFn("id") : End If
	If isMissing(x) Then
		id = oFn
	Else
		id = x
	End If
End Function

' K = \x y.x
Function fstArg(x As Variant, y As Variant)
	fstArg = x
End Function

' K I = (\b x.b) (\y.y) = \x.\y.y = \x y.y
Function sndArg(x As Variant, y As Variant)
	sndArg = y
End Function

Function swap(fn As Variant, x As Variant, y As Variant)
	swap = apply(fn, y, x)
End Function

' B = \f g x.f (g x)
Function 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compose = result
End Function

Function concat(a As String, b As String) As String
	concat = a &amp; b
End Function

Function startsWith(s As String, prefix As String) 
	startsWith = ((Len(prefix) &lt;= Len(s)) And (Mid(s, 1, Len(prefix)) = prefix))
End Function

Function add(Optional a As Long, Optional b As Long)
	Static oFn As Object : If isNull(oFn) Then : Set oFn = lookupFn("add") : End If
	Dim result As Variant
	If isMissing(a) Then
		result = oFn
	Else
		If isMissing(b) Then
			result = apply1(oFn, a)
		Else
			result = CLng(a + b)
		End If
	End If
	add = result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inRange(lo As Long, hi As Long, x As Long)
	Dim result As Boolean
	result = (lo &lt;= x) And (x &lt;= hi)
	inRange = result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add",				True, 2), _
			List("mul",				True, 2), _
			List("inRange",			True, 3),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 _
			_
			List("mkParser",		True, 2)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Fn(ByVal fn As Variant) As Boolean
	If (typeOf(fn) = typeOf(nil)) Then
		Dim k As Integer
		k = length(fn)
		Select Case k
			Case 2
				isFn = isFn(car(fn))
				'TODO: check if partialArgs is proper list
				Exit Function
			Case 3
				isFn = (isString(car(fn)) And (typeOf(cadr(fn)) = "Boolean") And (typeOf(caddr(fn)) = "Integer"))
				Exit Function
		End Select
	End If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Variant, ByVal arg As Variant)
	Dim result As Variant
	fn = asFn(fn)	' makes sure it really is a function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add":				result = add(			a(0), a(1)			)
		Case "mul":				result = mul(			a(0), a(1)			)
		Case "inRange":			result = 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Dim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Dim fName As String
	If isString(fn) Then
		fName = fn
		fn = lookupFn(fName)
		If isEmpty(fn) Or isNull(fn) Then
			croak("apply: unknown function " &amp; fName)
		End If
	ElseIf isEmpty(fn) Or isNull(fn) Then
		croak("apply: invalid fn " &amp; toString(fn))
	End If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Optional 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Function pNextAsc()
	pNextAsc = pBind(pItem, compose(pReturn, "asc"))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pBind(p As Parser, ByVal f As Variant)
	Dim fName As String
	If isString(f) Then
		fName = f
		f = lookupFn(fName)
		If isEmpty(f) Then
			croak("pBind: unknown function " &amp; toString(fName))
		End If
	End If
	' TODO: pBind: check if f is proper fn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apply("fstArg", pReturn(0))), _
			pBind(pStr("1"), apply("fstArg", pReturn(1)))_
		)
	End If
	pBinDigit = result
End Function

Function pDecDigit()
	Static result As Parser	' an uninitialized instance of Parser at first
	If result.tp = "" Then
		result = pChoice(pBinDigit,	pBind(pStr("2"), apply("fstArg", pReturn(2))))
		result = pChoice(result,	pBind(pStr("3"), apply("fstArg", pReturn(3))))
		result = pChoice(result,	pBind(pStr("4"), apply("fstArg", pReturn(4))))
		result = pChoice(result,	pBind(pStr("5"), apply("fstArg", pReturn(5))))
		result = pChoice(result,	pBind(pStr("6"), apply("fstArg", pReturn(6))))
		result = pChoice(result,	pBind(pStr("7"), apply("fstArg", pReturn(7))))
		result = pChoice(result,	pBind(pStr("8"), apply("fstArg", pReturn(8))))
		result = pChoice(result,	pBind(pStr("9"), apply("fstArg", pReturn(9))))
	End If
	pDecDigit = result
End Function

Function pHexDigit()
	Static result As Parser	' an uninitialized instance of Parser at first
	If result.tp = "" Then
		result = pChoice(pDecDigit,	pBind(pChoice(pStr("A"), pStr("a")), apply("fstArg", pReturn(10))) )
		result = pChoice(result,	pBind(pChoice(pStr("B"), pStr("b")), apply("fstArg", pReturn(11))) )
		result = pChoice(result,	pBind(pChoice(pStr("C"), pStr("c")), apply("fstArg", pReturn(12))) )
		result = pChoice(result,	pBind(pChoice(pStr("D"), pStr("d")), apply("fstArg", pReturn(13))) )
		result = pChoice(result,	pBind(pChoice(pStr("E"), pStr("e")), apply("fstArg", pReturn(14))) )
		result = pChoice(result,	pBind(pChoice(pStr("F"), pStr("f")), apply("fstArg", pReturn(15)))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return()
	test_Parser_item()
	test_Parser_nextAsc()
	test_Parser_str()
	test_Parser_choice()
	test_Parser_zeroOrOne()
' 1 sec for 273 ~&gt; &gt;273 aPerSec
	test_Parser_white()
	test_Parser_binDigit()
' 1 sec for 322 ~&gt; 322 aPerSec
	test_Parser_decDigit()
' 2 sec for 359 ~&gt; 180 aPerSec
	test_Parser_hexDigit()
' 3 sec for 408 ~&gt; 136 aPerSec
	test_Parser_manyRev()
	test_Parser_many()
' 5 sec for 540 ~&gt; 108 aPerSec
	test_Parser_many1Rev()
	test_Parser_many1()
' 7 sec for 632 ~&gt; 90 aPerSec
	test_Parser_seq()
' 8 sec for 702 ~&gt; 88 aPerSec
	test_Parser_hexNum()
Goto end_of_Parser_tests
' 12 sec for 781 ~&gt; 65 aPerSec
	test_Parser_hexLit()
' 16 sec for 883 ~&gt; 55 aPerSec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typeOf(p), typeOf(nil)).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